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Source Serif Pro Light"/>
    </style:style>
    <style:style style:name="P2" style:family="paragraph" style:parent-style-name="Table_20_Contents">
      <style:paragraph-properties fo:text-align="center" style:justify-single-word="false"/>
      <style:text-properties style:font-name="Source Serif Pro Light"/>
    </style:style>
    <style:style style:name="P3" style:family="paragraph" style:parent-style-name="Text_20_body">
      <style:paragraph-properties fo:text-align="end" style:justify-single-word="false"/>
      <style:text-properties style:font-name="Source Serif Pro Light"/>
    </style:style>
    <style:style style:name="P4" style:family="paragraph" style:parent-style-name="Standard">
      <style:text-properties style:font-name="Source Serif Pro Light"/>
    </style:style>
    <style:style style:name="P5" style:family="paragraph" style:parent-style-name="Standard">
      <style:text-properties style:font-name="Source Serif Pro Light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Source Serif Pro Light" fo:font-weight="bold" style:font-weight-asian="bold" style:font-weight-complex="bold"/>
    </style:style>
    <style:style style:name="P7" style:family="paragraph" style:parent-style-name="Standard">
      <style:text-properties style:font-name="Source Serif Pro Light" style:font-name-asian="SimSun" style:font-name-complex="Lucida Sans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font-name="Source Serif Pro Light1" style:font-name-asian="Source Serif Pro Light1" style:font-name-complex="Source Serif Pro Light1"/>
    </style:style>
    <style:style style:name="T3" style:family="text">
      <style:text-properties style:font-name-asian="SimSun" style:font-name-complex="Lucida Sans"/>
    </style:style>
    <style:style style:name="T4" style:family="text">
      <style:text-properties style:text-position="sub 58%" style:font-name-asian="SimSun" style:font-name-complex="Lucida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etske Leroux – Bachelor en Sciences Informatiques 2<text:span text:style-name="T1">ème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/>
            <text:p text:style-name="P2">6. </text:p>
            <text:p text:style-name="P2">Cross entropy: definition and properties. </text:p>
            <text:p text:style-name="P2">Explain the usage of relative entropy in practice. </text:p>
            <text:p text:style-name="P2">Explain the link to KLD. <text:s/></text:p>
            <text:p text:style-name="P2"/>
          </table:table-cell>
        </table:table-row>
      </table:table>
      <text:p text:style-name="Standard"/>
      <text:p text:style-name="P5">Entropie croisée </text:p>
      <text:p text:style-name="P4"/>
      <text:p text:style-name="P4">L'entropie croisée entre deux lois de probabilité mesure le nombre de bits moyen nécessaires pour identifier un événement issu de l'ensemble des événements, soit l'univers.</text:p>
      <text:p text:style-name="P4">Elle est liée à l'estimation du maximum de vraisemblance. <text:s/>(cf exemple cats and dogs)</text:p>
      <text:p text:style-name="P4"/>
      <text:p text:style-name="P6">H(p,q) = - <text:span text:style-name="T2">∑</text:span><text:span text:style-name="T3">p(x)logq(x) = - E</text:span><text:span text:style-name="T4">p(x)</text:span><text:span text:style-name="T3">[logq(x)]</text:span></text:p>
      <text:p text:style-name="P7"/>
      <text:p text:style-name="P7">Quand p est fixé on a : H(p,q) = H(p) + DKL(p || q) et atteint son minimum quand p = q = 0. </text:p>
      <text:p text:style-name="P7">Attention, lorsque c'est q qui est fixé et qu'on essaie d'optimiser p, alors les deux minimisations ne sont pas équivalentes. 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etske L</meta:initial-creator>
    <meta:creation-date>2020-06-21T09:20:13.31</meta:creation-date>
    <dc:date>2020-06-24T20:10:17.31</dc:date>
    <dc:creator>Oetske L</dc:creator>
    <meta:editing-duration>PT21M27S</meta:editing-duration>
    <meta:editing-cycles>4</meta:editing-cycles>
    <meta:generator>OpenOffice/4.1.4$Win32 OpenOffice.org_project/414m5$Build-9788</meta:generator>
    <meta:document-statistic meta:table-count="1" meta:image-count="0" meta:object-count="0" meta:page-count="1" meta:paragraph-count="11" meta:word-count="119" meta:character-count="712"/>
  </office:meta>
</office:document-meta>
</file>